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</office:automatic-styles>
  <office:body>
    <office:text text:use-soft-page-breaks="true">
      <text:p text:style-name="P1"/>
      <text:p text:style-name="P2">*{</text:p>
      <text:p text:style-name="P3"><text:s text:c="4"/>box-sizing: border-box;</text:p>
      <text:p text:style-name="P4"><text:s text:c="4"/>margin:0;</text:p>
      <text:p text:style-name="P5"><text:s text:c="4"/>padding: 0;</text:p>
      <text:p text:style-name="P6">}</text:p>
      <text:p text:style-name="P7">html{</text:p>
      <text:p text:style-name="P8"><text:s text:c="4"/>font-size: 16px;</text:p>
      <text:p text:style-name="P9">}</text:p>
      <text:p text:style-name="P10">body{</text:p>
      <text:p text:style-name="P11"><text:s text:c="4"/>font-family: Verdana, Geneva, Tahoma, sans-serif;</text:p>
      <text:p text:style-name="P12"><text:s text:c="4"/>background: rgba(162,202,221);</text:p>
      <text:p text:style-name="P13">}</text:p>
      <text:p text:style-name="P14">.container{</text:p>
      <text:p text:style-name="P15"><text:s text:c="4"/>max-width: 1300px;</text:p>
      <text:p text:style-name="P16"><text:s text:c="4"/>margin:0 auto;</text:p>
      <text:p text:style-name="P17">}</text:p>
      <text:p text:style-name="P18">.header{</text:p>
      <text:p text:style-name="P19"><text:s text:c="4"/>height: 580px;</text:p>
      <text:p text:style-name="P20"><text:s text:c="4"/>background: url('../img/picture1.jpg');</text:p>
      <text:p text:style-name="P21"><text:s text:c="4"/>color:white;</text:p>
      <text:p text:style-name="P22"><text:s text:c="4"/>font-size: 2rem;</text:p>
      <text:p text:style-name="P23"><text:s text:c="4"/>padding: 250px 0 0 400px;</text:p>
      <text:p text:style-name="P24">}</text:p>
      <text:p text:style-name="P25">.tartalom{</text:p>
      <text:p text:style-name="P26"><text:s text:c="4"/>background-color: #5473b4;</text:p>
      <text:p text:style-name="P27">}</text:p>
      <text:p text:style-name="P28">.navigation{</text:p>
      <text:p text:style-name="P29"><text:s text:c="4"/>background-color: #5473b4;</text:p>
      <text:p text:style-name="P30"><text:s text:c="4"/>width:20%;</text:p>
      <text:p text:style-name="P31"><text:s text:c="4"/>float:left;</text:p>
      <text:p text:style-name="P32"/>
      <text:p text:style-name="P33">}</text:p>
      <text:p text:style-name="P34">.navigation ul{</text:p>
      <text:p text:style-name="P35"><text:s text:c="4"/>list-style-type: none;</text:p>
      <text:p text:style-name="P36">}</text:p>
      <text:p text:style-name="P37">.navigation ul::after, .hasab::after, .tartalom::after{</text:p>
      <text:p text:style-name="P38"><text:s text:c="4"/>content:"";</text:p>
      <text:p text:style-name="P39"><text:s text:c="4"/>clear:both;</text:p>
      <text:p text:style-name="P40"><text:s text:c="4"/>display:table;</text:p>
      <text:p text:style-name="P41">}</text:p>
      <text:p text:style-name="P42">.navigation ul li{</text:p>
      <text:p text:style-name="P43"><text:s text:c="3"/>text-align: center;</text:p>
      <text:p text:style-name="P44"><text:s text:c="3"/>border-bottom: 1px dotted black;</text:p>
      <text:p text:style-name="P45">}</text:p>
      <text:p text:style-name="P46">.navigation ul li a{</text:p>
      <text:p text:style-name="P47"><text:s text:c="4"/>color:white;</text:p>
      <text:p text:style-name="P48"><text:s text:c="4"/>text-decoration: none;</text:p>
      <text:p text:style-name="P49"><text:s text:c="4"/>padding:30px;</text:p>
      <text:p text:style-name="P50"><text:s text:c="4"/>display:block;</text:p>
      <text:p text:style-name="P51"><text:s text:c="4"/>text-transform: uppercase;</text:p>
      <text:p text:style-name="P52">}</text:p>
      <text:p text:style-name="P53">.navigation ul li a:hover{</text:p>
      <text:p text:style-name="P54"><text:s text:c="4"/>background-color: #455f97;</text:p>
      <text:p text:style-name="P55"><text:s text:c="4"/>text-decoration: underline;</text:p>
      <text:p text:style-name="P56">}</text:p>
      <text:p text:style-name="P57">.content{</text:p>
      <text:p text:style-name="P58"><text:s text:c="4"/>background: #ddd;</text:p>
      <text:p text:style-name="P59"><text:s text:c="4"/>width:80%;</text:p>
      <text:p text:style-name="P60"><text:s text:c="4"/>float:left;</text:p>
      <text:soft-page-break/>
      <text:p text:style-name="P61">}</text:p>
      <text:p text:style-name="P62"/>
      <text:p text:style-name="P63">.content .hasab{</text:p>
      <text:p text:style-name="P64"><text:s text:c="4"/>border-bottom: 1px dotted black;</text:p>
      <text:p text:style-name="P65">}</text:p>
      <text:p text:style-name="P66">.content .hasab:last-child{</text:p>
      <text:p text:style-name="P67"><text:s text:c="4"/>border-bottom: none;</text:p>
      <text:p text:style-name="P68">}</text:p>
      <text:p text:style-name="P69"/>
      <text:p text:style-name="P70">.content .hasab img{</text:p>
      <text:p text:style-name="P71"><text:s text:c="4"/>max-width: 50%;</text:p>
      <text:p text:style-name="P72">}</text:p>
      <text:p text:style-name="P73">.content .hasab p{</text:p>
      <text:p text:style-name="P74"><text:s text:c="4"/>float:left;</text:p>
      <text:p text:style-name="P75"><text:s text:c="4"/>max-width:50%;</text:p>
      <text:p text:style-name="P76"><text:s text:c="4"/>font-size:.8rem;</text:p>
      <text:p text:style-name="P77"><text:s text:c="4"/>padding:10px;</text:p>
      <text:p text:style-name="P78"><text:s text:c="4"/>line-height: 1.3;</text:p>
      <text:p text:style-name="P79"><text:s text:c="4"/>text-align: justify;</text:p>
      <text:p text:style-name="P80">}</text:p>
      <text:p text:style-name="P81">.content .hasab p:last-child{</text:p>
      <text:p text:style-name="P82"><text:s text:c="4"/>padding-top: 0;</text:p>
      <text:p text:style-name="P83">}</text:p>
      <text:p text:style-name="P84">.kep1{</text:p>
      <text:p text:style-name="P85"><text:s text:c="4"/>float:left;</text:p>
      <text:p text:style-name="P86">}</text:p>
      <text:p text:style-name="P87">.kep2{</text:p>
      <text:p text:style-name="P88"><text:s text:c="4"/>float:left;</text:p>
      <text:p text:style-name="P89">}</text:p>
      <text:p text:style-name="P90">.footer{</text:p>
      <text:p text:style-name="P91"><text:s text:c="4"/>background: white;</text:p>
      <text:p text:style-name="P92"><text:s text:c="4"/>height: 200px;</text:p>
      <text:p text:style-name="P93"><text:s text:c="4"/>font-size: .8rem;</text:p>
      <text:p text:style-name="P94"><text:s text:c="4"/>padding-top: 100px;</text:p>
      <text:p text:style-name="P95"><text:s text:c="4"/>text-align: center;</text:p>
      <text:p text:style-name="P96"><text:s text:c="4"/>color:rgb(98, 97, 97)</text:p>
      <text:p text:style-name="P97">}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1-07T16:02:00Z</meta:creation-date>
    <dc:date>2021-11-07T16:02:00Z</dc:date>
    <meta:template xlink:href="Normal.dotm" xlink:type="simple"/>
    <meta:editing-cycles>1</meta:editing-cycles>
    <meta:editing-duration>PT0S</meta:editing-duration>
    <meta:document-statistic meta:page-count="2" meta:paragraph-count="3" meta:word-count="200" meta:character-count="1583" meta:row-count="11" meta:non-whitespace-character-count="1386"/>
  </office:meta>
</office:document-meta>
</file>